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3 valu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Virtual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Pointer</text:p>
          </table:table-cell>
        </table:table-row>
        <table:table-row table:style-name="ro1">
          <table:table-cell office:value-type="string" calcext:value-type="string">
            <text:p>Cycles</text:p>
          </table:table-cell>
          <table:table-cell office:value-type="float" office:value="112383481" calcext:value-type="float">
            <text:p>112383481</text:p>
          </table:table-cell>
          <table:table-cell office:value-type="float" office:value="112991719" calcext:value-type="float">
            <text:p>112991719</text:p>
          </table:table-cell>
          <table:table-cell office:value-type="float" office:value="98534438" calcext:value-type="float">
            <text:p>98534438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office:value-type="float" office:value="20604" calcext:value-type="float">
            <text:p>20604</text:p>
          </table:table-cell>
          <table:table-cell office:value-type="float" office:value="20588" calcext:value-type="float">
            <text:p>20588</text:p>
          </table:table-cell>
          <table:table-cell office:value-type="float" office:value="20636" calcext:value-type="float">
            <text:p>20636</text:p>
          </table:table-cell>
        </table:table-row>
        <table:table-row table:style-name="ro1">
          <table:table-cell office:value-type="string" calcext:value-type="string">
            <text:p>Flash</text:p>
          </table:table-cell>
          <table:table-cell office:value-type="float" office:value="302534" calcext:value-type="float">
            <text:p>302534</text:p>
          </table:table-cell>
          <table:table-cell office:value-type="float" office:value="301342" calcext:value-type="float">
            <text:p>301342</text:p>
          </table:table-cell>
          <table:table-cell office:value-type="float" office:value="301506" calcext:value-type="float">
            <text:p>301506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336344" calcext:value-type="float">
            <text:p>336344</text:p>
          </table:table-cell>
          <table:table-cell office:value-type="float" office:value="336360" calcext:value-type="float">
            <text:p>336360</text:p>
          </table:table-cell>
          <table:table-cell office:value-type="float" office:value="336312" calcext:value-type="float">
            <text:p>336312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table:number-columns-repeated="3" office:value-type="float" office:value="7244" calcext:value-type="float">
            <text:p>724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irtual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Pointer</text:p>
          </table:table-cell>
        </table:table-row>
        <table:table-row table:style-name="ro1">
          <table:table-cell office:value-type="string" calcext:value-type="string">
            <text:p>Cycles</text:p>
          </table:table-cell>
          <table:table-cell table:formula="of:=[.B2]-[.$B2]" office:value-type="float" office:value="0" calcext:value-type="float">
            <text:p>0</text:p>
          </table:table-cell>
          <table:table-cell table:formula="of:=[.C2]-[.$B2]" office:value-type="float" office:value="608238" calcext:value-type="float">
            <text:p>608238</text:p>
          </table:table-cell>
          <table:table-cell table:formula="of:=[.D2]-[.$B2]" office:value-type="float" office:value="-13849043" calcext:value-type="float">
            <text:p>-13849043</text:p>
          </table:table-cell>
        </table:table-row>
        <table:table-row table:style-name="ro1">
          <table:table-cell office:value-type="string" calcext:value-type="string">
            <text:p>Cycles%</text:p>
          </table:table-cell>
          <table:table-cell table:formula="of:=[.B2]/[.$B2]" office:value-type="float" office:value="1" calcext:value-type="float">
            <text:p>1</text:p>
          </table:table-cell>
          <table:table-cell table:formula="of:=[.C2]/[.$B2]" office:value-type="float" office:value="1.00541216551212" calcext:value-type="float">
            <text:p>1.00541216551212</text:p>
          </table:table-cell>
          <table:table-cell table:formula="of:=[.D2]/[.$B2]" office:value-type="float" office:value="0.876769762986786" calcext:value-type="float">
            <text:p>0.876769762986786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table:formula="of:=[.B3]-[.$B3]" office:value-type="float" office:value="0" calcext:value-type="float">
            <text:p>0</text:p>
          </table:table-cell>
          <table:table-cell table:formula="of:=[.C3]-[.$B3]" office:value-type="float" office:value="-16" calcext:value-type="float">
            <text:p>-16</text:p>
          </table:table-cell>
          <table:table-cell table:formula="of:=[.D3]-[.$B3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Flash</text:p>
          </table:table-cell>
          <table:table-cell table:formula="of:=[.B4]-[.$B4]" office:value-type="float" office:value="0" calcext:value-type="float">
            <text:p>0</text:p>
          </table:table-cell>
          <table:table-cell table:formula="of:=[.C4]-[.$B4]" office:value-type="float" office:value="-1192" calcext:value-type="float">
            <text:p>-1192</text:p>
          </table:table-cell>
          <table:table-cell table:formula="of:=[.D4]-[.$B4]" office:value-type="float" office:value="-1028" calcext:value-type="float">
            <text:p>-1028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table:formula="of:=[.B5]-[.$B5]" office:value-type="float" office:value="0" calcext:value-type="float">
            <text:p>0</text:p>
          </table:table-cell>
          <table:table-cell table:formula="of:=[.C5]-[.$B5]" office:value-type="float" office:value="16" calcext:value-type="float">
            <text:p>16</text:p>
          </table:table-cell>
          <table:table-cell table:formula="of:=[.D5]-[.$B5]" office:value-type="float" office:value="-32" calcext:value-type="float">
            <text:p>-32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table:formula="of:=[.B6]-[.$B6]" office:value-type="float" office:value="0" calcext:value-type="float">
            <text:p>0</text:p>
          </table:table-cell>
          <table:table-cell table:formula="of:=[.C6]-[.$B6]" office:value-type="float" office:value="0" calcext:value-type="float">
            <text:p>0</text:p>
          </table:table-cell>
          <table:table-cell table:formula="of:=[.D6]-[.$B6]" office:value-type="float" office:value="0" calcext:value-type="float">
            <text:p>0</text:p>
          </table:table-cell>
        </table:table-row>
      </table:table>
      <table:table table:name="6 values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Virtual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Pointer</text:p>
          </table:table-cell>
        </table:table-row>
        <table:table-row table:style-name="ro1">
          <table:table-cell office:value-type="string" calcext:value-type="string">
            <text:p>Cyc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</text:p>
          </table:table-cell>
          <table:table-cell office:value-type="float" office:value="20660" calcext:value-type="float">
            <text:p>206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sh</text:p>
          </table:table-cell>
          <table:table-cell office:value-type="float" office:value="302606" calcext:value-type="float">
            <text:p>3026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ck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irtual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Pointer</text:p>
          </table:table-cell>
        </table:table-row>
        <table:table-row table:style-name="ro1">
          <table:table-cell office:value-type="string" calcext:value-type="string">
            <text:p>Cycles</text:p>
          </table:table-cell>
          <table:table-cell table:formula="of:=[.B2]-[.$B2]" office:value-type="float" office:value="0" calcext:value-type="float">
            <text:p>0</text:p>
          </table:table-cell>
          <table:table-cell table:formula="of:=[.C2]-[.$B2]" office:value-type="float" office:value="0" calcext:value-type="float">
            <text:p>0</text:p>
          </table:table-cell>
          <table:table-cell table:formula="of:=[.D2]-[.$B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cles%</text:p>
          </table:table-cell>
          <table:table-cell table:formula="of:=[.B2]/[.$B2]" office:value-type="string" office:string-value="" calcext:value-type="error">
            <text:p>#DIV/0!</text:p>
          </table:table-cell>
          <table:table-cell table:formula="of:=[.C2]/[.$B2]" office:value-type="string" office:string-value="" calcext:value-type="error">
            <text:p>#DIV/0!</text:p>
          </table:table-cell>
          <table:table-cell table:formula="of:=[.D2]/[.$B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table:formula="of:=[.B3]-[.$B3]" office:value-type="float" office:value="0" calcext:value-type="float">
            <text:p>0</text:p>
          </table:table-cell>
          <table:table-cell table:formula="of:=[.C3]-[.$B3]" office:value-type="float" office:value="-20660" calcext:value-type="float">
            <text:p>-20660</text:p>
          </table:table-cell>
          <table:table-cell table:formula="of:=[.D3]-[.$B3]" office:value-type="float" office:value="-20660" calcext:value-type="float">
            <text:p>-20660</text:p>
          </table:table-cell>
        </table:table-row>
        <table:table-row table:style-name="ro1">
          <table:table-cell office:value-type="string" calcext:value-type="string">
            <text:p>Flash</text:p>
          </table:table-cell>
          <table:table-cell table:formula="of:=[.B4]-[.$B4]" office:value-type="float" office:value="0" calcext:value-type="float">
            <text:p>0</text:p>
          </table:table-cell>
          <table:table-cell table:formula="of:=[.C4]-[.$B4]" office:value-type="float" office:value="-302606" calcext:value-type="float">
            <text:p>-302606</text:p>
          </table:table-cell>
          <table:table-cell table:formula="of:=[.D4]-[.$B4]" office:value-type="float" office:value="-302606" calcext:value-type="float">
            <text:p>-302606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table:formula="of:=[.B5]-[.$B5]" office:value-type="float" office:value="0" calcext:value-type="float">
            <text:p>0</text:p>
          </table:table-cell>
          <table:table-cell table:formula="of:=[.C5]-[.$B5]" office:value-type="float" office:value="0" calcext:value-type="float">
            <text:p>0</text:p>
          </table:table-cell>
          <table:table-cell table:formula="of:=[.D5]-[.$B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table:formula="of:=[.B6]-[.$B6]" office:value-type="float" office:value="0" calcext:value-type="float">
            <text:p>0</text:p>
          </table:table-cell>
          <table:table-cell table:formula="of:=[.C6]-[.$B6]" office:value-type="float" office:value="0" calcext:value-type="float">
            <text:p>0</text:p>
          </table:table-cell>
          <table:table-cell table:formula="of:=[.D6]-[.$B6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5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5T09:02:40.712902000</meta:creation-date>
    <dc:date>2026-01-15T09:41:15.979701000</dc:date>
    <meta:editing-duration>PT28M15S</meta:editing-duration>
    <meta:editing-cycles>1</meta:editing-cycles>
    <meta:document-statistic meta:table-count="2" meta:cell-count="87" meta:object-count="0"/>
    <meta:generator>LibreOffice/25.2.3.2$MacOSX_AARCH64 LibreOffice_project/bbb074479178df812d175f709636b368952c2ce3</meta:generator>
  </office:meta>
</office:document-meta>
</file>